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LECT * FROM Empleados;</text:p>
      <text:p text:style-name="Standard"/>
      <text:p text:style-name="Standard">SELECT * FROM Oficinas;</text:p>
      <text:p text:style-name="Standard"/>
      <text:p text:style-name="Standard">SELECT * FROM Oficinas WHERE ciudad = 'Madrid';</text:p>
      <text:p text:style-name="Standard"/>
      <text:p text:style-name="Standard">SELECT nombre, edad FROM Empleados WHERE edad BETWEEN 25 AND 35;</text:p>
      <text:p text:style-name="Standard"/>
      <text:p text:style-name="Standard">INSERT INTO Empleados (numemp, nombre, edad, oficina, puesto, contrato)</text:p>
      <text:p text:style-name="Standard">VALUES (1, 'NombreEmpleado', 30, 1, 'Desarrollador', '2024-02-06');</text:p>
      <text:p text:style-name="Standard"/>
      <text:p text:style-name="Standard">INSERT INTO Empleados (numemp, nombre, edad, oficina, puesto, contrato)</text:p>
      <text:p text:style-name="Standard">VALUES (:numemp, :nombre, :edad, :oficina, :puesto, CURRENT_DATE);</text:p>
      <text:p text:style-name="Standard"/>
      <text:p text:style-name="Standard">SELECT COUNT(*) FROM Empleados WHERE numemp = :numemp;</text:p>
      <text:p text:style-name="Standard"/>
      <text:p text:style-name="Standard">SELECT COUNT(*) FROM Oficinas WHERE oficina = :oficina;</text:p>
      <text:p text:style-name="Standard"/>
      <text:p text:style-name="Standard">UPDATE Empleados SET oficina = :nueva_oficina WHERE oficina = :oficina_actual;</text:p>
      <text:p text:style-name="Standard"/>
      <text:p text:style-name="Standard">DELETE FROM Empleados WHERE numemp = :numemp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6T15:36:37.199000000</meta:creation-date>
    <dc:date>2024-02-06T15:39:08.945000000</dc:date>
    <meta:editing-duration>PT2M32S</meta:editing-duration>
    <meta:editing-cycles>1</meta:editing-cycles>
    <meta:document-statistic meta:table-count="0" meta:image-count="0" meta:object-count="0" meta:page-count="1" meta:paragraph-count="12" meta:word-count="92" meta:character-count="665" meta:non-whitespace-character-count="585"/>
    <meta:generator>LibreOffice/7.6.4.1$Windows_X86_64 LibreOffice_project/e19e193f88cd6c0525a17fb7a176ed8e6a3e2aa1</meta:generator>
  </office:meta>
</office:document-meta>
</file>